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120.88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4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81mm" fo:break-before="auto" style:use-optimal-row-height="true"/>
    </style:style>
    <style:style style:name="ro3" style:family="table-row">
      <style:table-row-properties style:row-height="24.89mm" fo:break-before="auto" style:use-optimal-row-height="true"/>
    </style:style>
    <style:style style:name="ro4" style:family="table-row">
      <style:table-row-properties style:row-height="16.74mm" fo:break-before="auto" style:use-optimal-row-height="true"/>
    </style:style>
    <style:style style:name="ro5" style:family="table-row">
      <style:table-row-properties style:row-height="3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Docteku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Boîte à outils</text:p>
          </table:table-cell>
          <table:table-cell table:style-name="ce1" office:value-type="string" calcext:value-type="string">
            <text:p>Outil</text:p>
          </table:table-cell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Version courante</text:p>
          </table:table-cell>
          <table:table-cell table:style-name="ce1" office:value-type="string" calcext:value-type="string">
            <text:p>Description, fonctionnalité</text:p>
          </table:table-cell>
          <table:table-cell table:style-name="ce1" office:value-type="string" calcext:value-type="string">
            <text:p>Commande(s)</text:p>
          </table:table-cell>
          <table:table-cell table:style-name="ce1" office:value-type="string" calcext:value-type="string">
            <text:p>Compatibilité CAD</text:p>
          </table:table-cell>
          <table:table-cell table:style-name="ce1" office:value-type="string" calcext:value-type="string">
            <text:p>Etat d'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heck</text:p>
          </table:table-cell>
          <table:table-cell office:value-type="string" calcext:value-type="string">
            <text:p>DTpompe</text:p>
          </table:table-cell>
          <table:table-cell office:value-type="string" calcext:value-type="string">
            <text:p>VB.NET</text:p>
          </table:table-cell>
          <table:table-cell office:value-type="string" calcext:value-type="string">
            <text:p>v0,0,3</text:p>
          </table:table-cell>
          <table:table-cell office:value-type="string" calcext:value-type="string">
            <text:p>Ecriture du contenu d'un fichier dans un CSV et/.ou un fichier SQLite</text:p>
          </table:table-cell>
          <table:table-cell office:value-type="string" calcext:value-type="string">
            <text:p>DTPompe</text:p>
          </table:table-cell>
          <table:table-cell office:value-type="float" office:value="2012.2013" calcext:value-type="float">
            <text:p>2012,2013</text:p>
          </table:table-cell>
          <table:table-cell office:value-type="string" calcext:value-type="string">
            <text:p>fonctionnel, à réécrire en lisp + C#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corr</text:p>
          </table:table-cell>
          <table:table-cell office:value-type="string" calcext:value-type="string">
            <text:p>DTcor</text:p>
          </table:table-cell>
          <table:table-cell office:value-type="string" calcext:value-type="string">
            <text:p>VB.NET</text:p>
          </table:table-cell>
          <table:table-cell office:value-type="string" calcext:value-type="string">
            <text:p>v0,2</text:p>
          </table:table-cell>
          <table:table-cell office:value-type="string" calcext:value-type="string">
            <text:p>Commandes et fonctions de nettoyage/correction de fichiers autocad : </text:p>
            <text:p>- dtcorvar : correction de variables</text:p>
            <text:p>- dtcorxref : supresion des xref</text:p>
            <text:p>- dtcorassoc : supression des dessins associés</text:p>
            <text:p>- dtcorquery : suppression des requêtes map</text:p>
          </table:table-cell>
          <table:table-cell table:style-name="ce3" office:value-type="string" calcext:value-type="string">
            <text:p>dtcorvar, dtcorxref, dtcorassoc, dtcorquery</text:p>
          </table:table-cell>
          <table:table-cell office:value-type="float" office:value="2012.2013" calcext:value-type="float">
            <text:p>2012,2013</text:p>
          </table:table-cell>
          <table:table-cell office:value-type="string" calcext:value-type="string">
            <text:p>fonctionnel, réécris partiellement en lis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Tcorr</text:p>
          </table:table-cell>
          <table:table-cell office:value-type="string" calcext:value-type="string">
            <text:p>DTcor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,01d</text:p>
          </table:table-cell>
          <table:table-cell office:value-type="string" calcext:value-type="string">
            <text:p>Commandes et fonctions de nettoyage/correction de fichiers autocad : </text:p>
            <text:p>;;- DTclean (nettoyage général) et </text:p>
            <text:p>;;- DTcorxpath (supression des chemin enregistrés dans les XRéfs)</text:p>
            <text:p>;;- DTcoripath (supression des chemin enregistrés dans les IRéfs)</text:p>
            <text:p>;;- DTcoriref (suppression des images et PDF en références externes)</text:p>
            <text:p>;;- DTupblk (mise à jour des blocs par rechargements)</text:p>
          </table:table-cell>
          <table:table-cell table:style-name="ce3" office:value-type="string" calcext:value-type="string">
            <text:p>DTclean, DTcorxpath, DTcoripath, DTcoriref, DTupblk</text:p>
          </table:table-cell>
          <table:table-cell/>
          <table:table-cell office:value-type="string" calcext:value-type="string">
            <text:p>fonctionnel, à poursuivre (intégrer un fichier ini et enrichir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Tcorr</text:p>
          </table:table-cell>
          <table:table-cell office:value-type="string" calcext:value-type="string">
            <text:p>DTcorr2gi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1</text:p>
          </table:table-cell>
          <table:table-cell table:style-name="ce3" office:value-type="string" calcext:value-type="string">
            <text:p>Corrections et nettoyages de fichiers en vue de conversions SIG (dissocier côtes et hachures, supprimer objets indésirables, nettoyage map, conversions LWPOLYLINES, nettoyage polylignes, purge complète, audit…)</text:p>
          </table:table-cell>
          <table:table-cell office:value-type="string" calcext:value-type="string">
            <text:p>DTcorr2gis</text:p>
          </table:table-cell>
          <table:table-cell/>
          <table:table-cell office:value-type="string" calcext:value-type="string">
            <text:p>fonctionnel ? Ajouter fichier 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orr</text:p>
          </table:table-cell>
          <table:table-cell office:value-type="string" calcext:value-type="string">
            <text:p>DTclean</text:p>
          </table:table-cell>
          <table:table-cell office:value-type="string" calcext:value-type="string">
            <text:p>accore</text:p>
          </table:table-cell>
          <table:table-cell/>
          <table:table-cell office:value-type="string" calcext:value-type="string">
            <text:p>Exécution d'un script de nettoyage par boucle grâce à Accorre console (avec batch de lancement)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fonctionnel, à adapter selon beso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cloop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2,0,0</text:p>
          </table:table-cell>
          <table:table-cell office:value-type="string" calcext:value-type="string">
            <text:p>Permet de boucler une commande AutoCAD sur une sélection multiple d'entités</text:p>
          </table:table-cell>
          <table:table-cell office:value-type="string" calcext:value-type="string">
            <text:p>DTcloop</text:p>
          </table:table-cell>
          <table:table-cell/>
          <table:table-cell office:value-type="string" calcext:value-type="string">
            <text:p>fonctionnel pour les commandes measure et buff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draw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2</text:p>
          </table:table-cell>
          <table:table-cell office:value-type="string" calcext:value-type="string">
            <text:p>Permet une saisie assistée selon une charte graphique </text:p>
          </table:table-cell>
          <table:table-cell office:value-type="string" calcext:value-type="string">
            <text:p>dtd</text:p>
          </table:table-cell>
          <table:table-cell/>
          <table:table-cell office:value-type="string" calcext:value-type="string">
            <text:p>fonctionnel, à paramétrer selon la char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grid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2,0,5</text:p>
          </table:table-cell>
          <table:table-cell office:value-type="string" calcext:value-type="string">
            <text:p>Dessin de carroyage, avec flèche nord et échelle graduée</text:p>
          </table:table-cell>
          <table:table-cell office:value-type="string" calcext:value-type="string">
            <text:p>dtgrid</text:p>
          </table:table-cell>
          <table:table-cell/>
          <table:table-cell office:value-type="string" calcext:value-type="string">
            <text:p>fonctionnel, à paramétrer si beso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pli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1</text:p>
          </table:table-cell>
          <table:table-cell office:value-type="string" calcext:value-type="string">
            <text:p>Dessin de marques de pliage</text:p>
          </table:table-cell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Il existe également un projet vb : lequel est à conserver ? / se nomme barbapli, à revoir 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TL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1,0,0</text:p>
          </table:table-cell>
          <table:table-cell office:value-type="string" calcext:value-type="string">
            <text:p>Totaux des longueurs de lignes, arc, polylignes, cercles…</text:p>
          </table:table-cell>
          <table:table-cell office:value-type="string" calcext:value-type="string">
            <text:p>dttl</text:p>
          </table:table-cell>
          <table:table-cell/>
          <table:table-cell office:value-type="string" calcext:value-type="string">
            <text:p>Fonctio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image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Utilitaires pour travailler avec des ortholidar</text:p>
          </table:table-cell>
          <table:table-cell office:value-type="string" calcext:value-type="string">
            <text:p>uim, uimt, rim</text:p>
          </table:table-cell>
          <table:table-cell/>
          <table:table-cell office:value-type="string" calcext:value-type="string">
            <text:p>Version prototype, en cours d'évol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csv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Lecture de fichiers csv, lecture selon filtres</text:p>
          </table:table-cell>
          <table:table-cell table:number-columns-repeated="2"/>
          <table:table-cell office:value-type="string" calcext:value-type="string">
            <text:p>Fonctionnel / ajouter des fonctions d'écri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ini</text:p>
          </table:table-cell>
          <table:table-cell office:value-type="string" calcext:value-type="string">
            <text:p>VB.NET</text:p>
          </table:table-cell>
          <table:table-cell/>
          <table:table-cell office:value-type="string" calcext:value-type="string">
            <text:p>Lecture de fichiers ini</text:p>
          </table:table-cell>
          <table:table-cell/>
          <table:table-cell office:value-type="float" office:value="2012.2013" calcext:value-type="float">
            <text:p>2012,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ini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Lecture de fichiers ini : section, clés, valeurs</text:p>
          </table:table-cell>
          <table:table-cell table:number-columns-repeated="2"/>
          <table:table-cell office:value-type="string" calcext:value-type="string">
            <text:p>Fonctionnel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IB</text:p>
          </table:table-cell>
          <table:table-cell office:value-type="string" calcext:value-type="string">
            <text:p>DTut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6</text:p>
          </table:table-cell>
          <table:table-cell office:value-type="string" calcext:value-type="string">
            <text:p>Fonctions utilitaires lisp :</text:p>
            <text:p>- gestion d'erreurs</text:p>
            <text:p>- création d'entités via codes dxf (ligne, texte, </text:p>
            <text:p>- gestion de listes</text:p>
            <text:p>- point dans polygone ?</text:p>
            <text:p>- arrondis</text:p>
            <text:p>- liste des calques du dessin, des styles de textes, des blocs...</text:p>
            <text:p>- gestion des calques (gel/dégel/restaure…)</text:p>
            <text:p>- gestion de fichiers</text:p>
          </table:table-cell>
          <table:table-cell table:number-columns-repeated="2"/>
          <table:table-cell office:value-type="string" calcext:value-type="string">
            <text:p>Fonctionnel, comlémentaire de ld-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load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2</text:p>
          </table:table-cell>
          <table:table-cell office:value-type="string" calcext:value-type="string">
            <text:p>Chargement des outils Doctekus</text:p>
          </table:table-cell>
          <table:table-cell table:number-columns-repeated="2"/>
          <table:table-cell office:value-type="string" calcext:value-type="string">
            <text:p>Fonctionnel mais principe à revoir ?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4:17:25.9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el Legrand</meta:initial-creator>
    <meta:creation-date>2016-02-15T16:04:02.542000000</meta:creation-date>
    <dc:date>2016-02-16T14:27:20.840000000</dc:date>
    <dc:creator>Cristel Legrand</dc:creator>
    <meta:editing-duration>PT1H6M20S</meta:editing-duration>
    <meta:editing-cycles>11</meta:editing-cycles>
    <meta:generator>LibreOffice/5.0.4.2$Windows_x86 LibreOffice_project/2b9802c1994aa0b7dc6079e128979269cf95bc78</meta:generator>
    <meta:document-statistic meta:table-count="1" meta:cell-count="115" meta:object-count="0"/>
  </office:meta>
</office:document-meta>
</file>